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3.903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568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923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778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4.83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5.666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4.304cm"/>
    </style:style>
    <style:style style:name="co20" style:family="table-column">
      <style:table-column-properties fo:break-before="auto" style:column-width="3.249cm"/>
    </style:style>
    <style:style style:name="co21" style:family="table-column">
      <style:table-column-properties fo:break-before="auto" style:column-width="3.1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border-bottom="none" fo:background-color="#2a60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 style:data-style-name="N104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 style:data-style-name="N104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04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 style:data-style-name="N104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104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46" style:family="table-cell" style:parent-style-name="Default" style:data-style-name="N117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3" style:family="table-cell" style:parent-style-name="Default" style:data-style-name="N117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17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5" style:family="table-cell" style:parent-style-name="Default" style:data-style-name="N117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117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 style:data-style-name="N117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28" style:family="table-cell" style:parent-style-name="Default" style:data-style-name="N117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2" style:family="table-cell" style:parent-style-name="Default" style:data-style-name="N104">
      <style:table-cell-properties fo:border-bottom="0.74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ffffff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65" style:family="table-cell" style:parent-style-name="Default" style:data-style-name="N104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Master Node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36"/>
        <table:table-column table:style-name="co13" table:default-cell-style-name="ce23"/>
        <table:table-column table:style-name="co14" table:default-cell-style-name="ce43"/>
        <table:table-column table:style-name="co15" table:default-cell-style-name="ce23"/>
        <table:table-column table:style-name="co16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number-columns-repeated="10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Master Node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13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age</text:p>
          </table:table-cell>
          <table:table-cell table:style-name="ce13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aspberry Pi Zero 2 W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ster Node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CE08211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raspberry-pi-zero-2-w-wireless.html" xlink:type="simple">Link</text:a></text:p>
          </table:table-cell>
          <table:table-cell table:style-name="ce7" office:value-type="string" calcext:value-type="string">
            <text:p><text:a xlink:href="https://datasheets.raspberrypi.com/rpizero2/raspberry-pi-zero-2-w-product-brief.pdf" xlink:type="simple">Datasheet</text:a></text:p>
          </table:table-cell>
          <table:table-cell table:style-name="ce18" office:value-type="currency" office:currency="AUD" office:value="29.5" calcext:value-type="currency">
            <text:p>$29.50</text:p>
          </table:table-cell>
          <table:table-cell table:style-name="ce18" table:formula="of:=IF(NOT(ISBLANK([.A4])); ([.L4]*[.D4])*[.C4];&quot;&quot;)" office:value-type="currency" office:currency="AUD" office:value="29.5" calcext:value-type="currency">
            <text:p>$29.50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Link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Datasheet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19" table:formula="of:=IF(NOT(ISBLANK([.A5])); [.L5]*[.C5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 office:value-type="string" calcext:value-type="string">
            <text:p>Base NRF24L01 is sufficient</text:p>
          </table:table-cell>
          <table:table-cell table:number-columns-repeated="16369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Official Raspberry Pi 12.5W Micro USB Power Supp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ower Supply</text:p>
          </table:table-cell>
          <table:table-cell table:style-name="ce9" office:value-type="string" calcext:value-type="string">
            <text:p>AU Plug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832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official-raspberry-pi-12-5w-micro-usb-power-supply.html" xlink:type="simple">Link</text:a></text:p>
          </table:table-cell>
          <table:table-cell table:style-name="ce9"/>
          <table:table-cell table:style-name="ce20" office:value-type="currency" office:currency="AUD" office:value="15.55" calcext:value-type="currency">
            <text:p>$15.55</text:p>
          </table:table-cell>
          <table:table-cell table:style-name="ce20" table:formula="of:=IF(NOT(ISBLANK([.A6])); [.L6]*[.C6];&quot;&quot;)" office:value-type="currency" office:currency="AUD" office:value="15.55" calcext:value-type="currency">
            <text:p>$15.55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Mini HDMI to Standard HDMI Jack Adapter (for Raspberry Pi Zero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dapter</text:p>
          </table:table-cell>
          <table:table-cell table:style-name="ce8" office:value-type="string" calcext:value-type="string">
            <text:p>HDMI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476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mini-hdmi-to-standard-hdmi-jack-adapter-for-raspberry-pi-zero.html" xlink:type="simple">Link</text:a></text:p>
          </table:table-cell>
          <table:table-cell table:style-name="ce8"/>
          <table:table-cell table:style-name="ce19" office:value-type="currency" office:currency="AUD" office:value="5.49" calcext:value-type="currency">
            <text:p>$5.49</text:p>
          </table:table-cell>
          <table:table-cell table:style-name="ce19" table:formula="of:=IF(NOT(ISBLANK([.A7])); [.L7]*[.C7];&quot;&quot;)" office:value-type="currency" office:currency="AUD" office:value="5.49" calcext:value-type="currency">
            <text:p>$5.49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AuviPal 3-Port Micro USB OTG Hub Adapt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dapter</text:p>
          </table:table-cell>
          <table:table-cell table:style-name="ce9" office:value-type="string" calcext:value-type="string">
            <text:p>Micro USB</text:p>
          </table:table-cell>
          <table:table-cell table:style-name="ce9" office:value-type="string" calcext:value-type="string">
            <text:p>AuviPal</text:p>
          </table:table-cell>
          <table:table-cell table:number-columns-repeated="2"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amazon.com.au/AuviPal-Adapter-Playstation-Classic-Raspberry/dp/B083WML1XB/ref=sr_1_6?dd=T5AyTT3uyGCLRWb6CG5eXw%2C%2C&amp;sr=8-6" xlink:type="simple">Link</text:a></text:p>
          </table:table-cell>
          <table:table-cell table:style-name="ce9"/>
          <table:table-cell table:style-name="ce20" office:value-type="currency" office:currency="AUD" office:value="23.5" calcext:value-type="currency">
            <text:p>$23.50</text:p>
          </table:table-cell>
          <table:table-cell table:style-name="ce20" office:value-type="currency" office:currency="AUD" office:value="32.5" calcext:value-type="currency">
            <text:p>$32.50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9])); [.L9]*[.C9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2])" office:value-type="currency" office:currency="AUD" office:value="90.8" calcext:value-type="currency">
            <text:p>$90.80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0])); [.L10]*[.C1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1])); [.L11]*[.C1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2])); [.L12]*[.C1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3])); [.L13]*[.C1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4])); [.L14]*[.C1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5])); [.L15]*[.C1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6])); [.L16]*[.C16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7])); [.L17]*[.C17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8])); [.L18]*[.C1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9])); [.L19]*[.C1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0])); [.L20]*[.C2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1])); [.L21]*[.C2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2])); [.L22]*[.C2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3])); [.L23]*[.C2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4])); [.L24]*[.C2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5])); [.L25]*[.C2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6])); [.L26]*[.C26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7])); [.L27]*[.C27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8])); [.L28]*[.C2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9])); [.L29]*[.C2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0])); [.L30]*[.C3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1])); [.L31]*[.C3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eather Station" table:style-name="ta1">
        <table:table-column table:style-name="co1" table:default-cell-style-name="ce23"/>
        <table:table-column table:style-name="co17" table:default-cell-style-name="ce58"/>
        <table:table-column table:style-name="co3" table:default-cell-style-name="ce23"/>
        <table:table-column table:style-name="co18" table:default-cell-style-name="ce23"/>
        <table:table-column table:style-name="co19" table:default-cell-style-name="ce58"/>
        <table:table-column table:style-name="co20" table:default-cell-style-name="ce23"/>
        <table:table-column table:style-name="co7" table:default-cell-style-name="ce23"/>
        <table:table-column table:style-name="co2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36"/>
        <table:table-column table:style-name="co13" table:default-cell-style-name="ce23"/>
        <table:table-column table:style-name="co14" table:default-cell-style-name="ce43"/>
        <table:table-column table:style-name="co21" table:default-cell-style-name="ce23"/>
        <table:table-column table:style-name="co16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style-name="ce57"/>
          <table:covered-table-cell table:number-columns-repeated="2" table:style-name="ce12"/>
          <table:covered-table-cell table:style-name="ce57"/>
          <table:covered-table-cell table:number-columns-repeated="6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Weather Station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59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</text:p>
          </table:table-cell>
          <table:table-cell table:style-name="ce59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Fermion: AHT20 Temperature and Humidity Sensor (Breakout)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The AHT20 is a high-precision but low-cost temperature and humidity sensor</text:p>
          </table:table-cell>
          <table:table-cell table:style-name="ce7" office:value-type="string" calcext:value-type="string">
            <text:p>Breakout Board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SEN0527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fermion-aht20-temperature-and-humidity-sensor-breakout.html" xlink:type="simple">Link</text:a></text:p>
          </table:table-cell>
          <table:table-cell table:style-name="ce7" office:value-type="string" calcext:value-type="string">
            <text:p><text:a xlink:href="https://cdn-learn.adafruit.com/assets/assets/000/123/394/original/Data_Sheet_AHT20.pdf?1691532479" xlink:type="simple">Datasheet</text:a></text:p>
          </table:table-cell>
          <table:table-cell table:style-name="ce18" office:value-type="currency" office:currency="AUD" office:value="5.95" calcext:value-type="currency">
            <text:p>$5.95</text:p>
          </table:table-cell>
          <table:table-cell table:style-name="ce18" table:formula="of:=IF(NOT(ISBLANK([.A4])); ([.L4]*[.D4])*[.C4];&quot;&quot;)" office:value-type="currency" office:currency="AUD" office:value="5.95" calcext:value-type="currency">
            <text:p>$5.95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7"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LPS331AP Pressure/Altitude Sensor Carrier with Voltage Regulato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he LPS331AP is a high resolution, digital output pressure sensor packaged in an HCLGA holed package.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POLOLU-2126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lps331ap-pressure-altitude-sensor-carrier-with-voltage-regulator.html" xlink:type="simple">Link</text:a></text:p>
          </table:table-cell>
          <table:table-cell table:style-name="ce8" office:value-type="string" calcext:value-type="string">
            <text:p><text:a xlink:href="https://core-electronics.com.au/attachments/localcontent/LPS331AP_4526900948c.pdf" xlink:type="simple">Datasheet</text:a></text:p>
          </table:table-cell>
          <table:table-cell table:style-name="ce19" office:value-type="currency" office:currency="AUD" office:value="6.4" calcext:value-type="currency">
            <text:p>$6.40</text:p>
          </table:table-cell>
          <table:table-cell table:style-name="ce65" table:formula="of:=IF(NOT(ISBLANK([.A5])); ([.L5]*[.D5])*[.C5];&quot;&quot;)" office:value-type="currency" office:currency="AUD" office:value="6.4" calcext:value-type="currency">
            <text:p>$6.40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iodes Incorporated Hall Effect Sensor Switch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AH180 is a micro-power omnipolar hall-effect sensor designed for portable and battery powered equipment.</text:p>
          </table:table-cell>
          <table:table-cell table:style-name="ce9" office:value-type="string" calcext:value-type="string">
            <text:p>SIP</text:p>
          </table:table-cell>
          <table:table-cell table:style-name="ce9" office:value-type="string" calcext:value-type="string">
            <text:p>DigiKey</text:p>
          </table:table-cell>
          <table:table-cell table:style-name="ce66" office:value-type="string" calcext:value-type="string">
            <text:p>31-AH180-PG-ACT-ND</text:p>
          </table:table-cell>
          <table:table-cell table:style-name="ce9" office:value-type="string" calcext:value-type="string">
            <text:p>8 Weeks</text:p>
          </table:table-cell>
          <table:table-cell table:style-name="ce9" office:value-type="string" calcext:value-type="string">
            <text:p><text:a xlink:href="https://www.digikey.com.au/en/products/detail/diodes-incorporated/AH180-PG-A/7802337" xlink:type="simple">Link</text:a></text:p>
          </table:table-cell>
          <table:table-cell table:style-name="ce9" office:value-type="string" calcext:value-type="string">
            <text:p><text:a xlink:href="https://www.diodes.com/assets/Datasheets/AH180.pdf" xlink:type="simple">Datasheet</text:a></text:p>
          </table:table-cell>
          <table:table-cell table:style-name="ce20" office:value-type="currency" office:currency="AUD" office:value="0.749" calcext:value-type="currency">
            <text:p>$0.75</text:p>
          </table:table-cell>
          <table:table-cell table:style-name="ce18" table:formula="of:=IF(NOT(ISBLANK([.A6])); ([.L6]*[.D6])*[.C6];&quot;&quot;)" office:value-type="currency" office:currency="AUD" office:value="14.98" calcext:value-type="currency">
            <text:p>$14.98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Link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Datasheet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19" table:formula="of:=IF(NOT(ISBLANK([.A7])); ([.L7]*[.D7])*[.C7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6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Radial Magnets 80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3mm x 1mm magnet for hall effect sensors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DigiKey</text:p>
          </table:table-cell>
          <table:table-cell table:style-name="ce9" office:value-type="string" calcext:value-type="string">
            <text:p>469-8015-ND</text:p>
          </table:table-cell>
          <table:table-cell table:style-name="ce9" office:value-type="string" calcext:value-type="string">
            <text:p>10 Weeks</text:p>
          </table:table-cell>
          <table:table-cell table:style-name="ce9" office:value-type="string" calcext:value-type="string">
            <text:p><text:a xlink:href="https://www.digikey.com.au/en/products/detail/radial-magnets-inc/8015/15276818" xlink:type="simple">Link</text:a></text:p>
          </table:table-cell>
          <table:table-cell table:style-name="ce9" office:value-type="string" calcext:value-type="string">
            <text:p><text:a xlink:href="https://radialmagnet.com/wp-content/uploads/2017/03/SpecSheet-SKU-8015.pdf" xlink:type="simple">Datasheet</text:a></text:p>
          </table:table-cell>
          <table:table-cell table:style-name="ce20" office:value-type="currency" office:currency="AUD" office:value="0.388" calcext:value-type="currency">
            <text:p>$0.39</text:p>
          </table:table-cell>
          <table:table-cell table:style-name="ce20" table:formula="of:=IF(NOT(ISBLANK([.A8])); ([.L8]*[.D8])*[.C8];&quot;&quot;)" office:value-type="currency" office:currency="AUD" office:value="3.88" calcext:value-type="currency">
            <text:p>$3.88</text:p>
          </table:table-cell>
          <table:table-cell table:style-name="ce26" office:value-type="float" office:value="1" calcext:value-type="float">
            <text:p>1.0</text:p>
          </table:table-cell>
          <table:table-cell table:style-name="ce14" office:value-type="string" calcext:value-type="string">
            <text:p>Should be strong enough to activate AH180 if distance is <text:span text:style-name="T1">≤ 5 mm</text:span></text:p>
          </table:table-cell>
          <table:table-cell table:number-columns-repeated="16369"/>
        </table:table-row>
        <table:table-row table:style-name="ro5"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Arduino Nano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Arduino Nano for processing sensor data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510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nano-v3-0-board.html" xlink:type="simple">Link</text:a></text:p>
          </table:table-cell>
          <table:table-cell table:style-name="ce8" office:value-type="string" calcext:value-type="string">
            <text:p><text:a xlink:href="https://core-electronics.com.au/attachments/uploads/CE05101_Datasheet.pdf" xlink:type="simple">Datasheet</text:a></text:p>
          </table:table-cell>
          <table:table-cell table:style-name="ce19" office:value-type="currency" office:currency="AUD" office:value="8.6" calcext:value-type="currency">
            <text:p>$8.60</text:p>
          </table:table-cell>
          <table:table-cell table:style-name="ce19" table:formula="of:=IF(NOT(ISBLANK([.A9])); ([.L9]*[.D9])*[.C9];&quot;&quot;)" office:value-type="currency" office:currency="AUD" office:value="8.6" calcext:value-type="currency">
            <text:p>$8.60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0])); [.L10]*[.C10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3])" office:value-type="currency" office:currency="AUD" office:value="47.57" calcext:value-type="currency">
            <text:p>$47.57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1])); [.L11]*[.C1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2])); [.L12]*[.C1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3])); [.L13]*[.C1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4])); [.L14]*[.C1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5])); [.L15]*[.C1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6])); [.L16]*[.C1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7])); [.L17]*[.C1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8])); [.L18]*[.C1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9])); [.L19]*[.C1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0])); [.L20]*[.C2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1])); [.L21]*[.C2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2])); [.L22]*[.C2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3])); [.L23]*[.C2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4])); [.L24]*[.C2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5])); [.L25]*[.C2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6])); [.L26]*[.C2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7])); [.L27]*[.C2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8])); [.L28]*[.C2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9])); [.L29]*[.C2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0])); [.L30]*[.C3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1])); [.L31]*[.C3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3])); [.L33]*[.C3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4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5:27:30.0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08:47:14.141000000</meta:creation-date>
    <dc:date>2024-10-23T15:34:26.041000000</dc:date>
    <meta:editing-duration>PT7H27M24S</meta:editing-duration>
    <meta:editing-cycles>71</meta:editing-cycles>
    <meta:generator>LibreOffice/24.8.2.1$Windows_X86_64 LibreOffice_project/0f794b6e29741098670a3b95d60478a65d05ef13</meta:generator>
    <meta:document-statistic meta:table-count="2" meta:cell-count="239" meta:object-count="0"/>
  </office:meta>
</office:document-meta>
</file>